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40000004B0AF6A3641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fill="solid" draw:fill-color="#b3b3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cm"/>
    </style:style>
    <style:style style:name="gr8" style:family="graphic">
      <style:graphic-properties style:protect="size"/>
    </style:style>
    <style:style style:name="pr1" style:family="presentation" style:parent-style-name="HumanUbuntu-title">
      <style:graphic-properties draw:fill-color="#ffffff" draw:auto-grow-height="true" fo:min-height="3.507cm"/>
    </style:style>
    <style:style style:name="pr2" style:family="presentation" style:parent-style-name="HumanUbuntu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Ubuntu" presentation:presentation-page-layout-name="AL1T1">
        <office:forms form:automatic-focus="false" form:apply-design-mode="false"/>
        <draw:custom-shape draw:style-name="gr1" draw:text-style-name="P1" draw:layer="layout" svg:width="21.59cm" svg:height="13.335cm" svg:x="2.54cm" svg:y="5.71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7cm" svg:x="1.301cm" svg:y="0cm" presentation:class="title" presentation:user-transformed="true">
          <draw:text-box>
            <text:p>Project neverEnding</text:p>
          </draw:text-box>
        </draw:frame>
        <draw:custom-shape draw:style-name="gr2" draw:text-style-name="P1" draw:layer="layout" svg:width="12.065cm" svg:height="6.985cm" svg:x="3.81cm" svg:y="6.35cm">
          <text:p text:style-name="P1"><text:span text:style-name="T1">Main Window</text:span></text:p>
          <text:p text:style-name="P1"><text:span text:style-name="T1"/></text:p>
          <text:p text:style-name="P1"><text:span text:style-name="T2">Input (e.g. An article) </text:span></text:p>
          <text:p text:style-name="P1"><text:span text:style-name="T2">imported by user</text:span></text:p>
          <text:p text:style-name="P1"><text:span text:style-name="T2">(Long scrolled-through windo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0.635cm" svg:x="18.245cm" svg:y="6.985cm">
          <text:p text:style-name="P1"><text:span text:style-name="T3">Check new voc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46cm" svg:y1="7.12cm" svg:x2="19.05cm" svg:y2="5.08cm">
          <text:p/>
        </draw:line>
        <draw:frame draw:style-name="gr5" draw:text-style-name="P4" draw:layer="layout" svg:width="3.175cm" svg:height="1.433cm" svg:x="17.495cm" svg:y="3.81cm">
          <draw:text-box>
            <text:p text:style-name="P4"><text:span text:style-name="T4">Highlights the new vocabs on the main window</text:span></text:p>
          </draw:text-box>
        </draw:frame>
        <draw:line draw:style-name="gr4" draw:text-style-name="P1" draw:layer="layout" svg:x1="21.061cm" svg:y1="7.12cm" svg:x2="21.59cm" svg:y2="5.08cm">
          <text:p/>
        </draw:line>
        <draw:frame draw:style-name="gr5" draw:text-style-name="P4" draw:layer="layout" svg:width="3.869cm" svg:height="1.827cm" svg:x="20.896cm" svg:y="3.411cm">
          <draw:text-box>
            <text:p text:style-name="P4"><text:span text:style-name="T4">Shows also percentage of new vocab somewhere below mw</text:span></text:p>
          </draw:text-box>
        </draw:frame>
        <draw:custom-shape draw:style-name="gr1" draw:text-style-name="P3" draw:layer="layout" svg:width="5.08cm" svg:height="0.635cm" svg:x="18.245cm" svg:y="8.286cm">
          <text:p text:style-name="P1"><text:span text:style-name="T3">Word entry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362cm" svg:y1="8.32cm" svg:x2="24.765cm" svg:y2="6.35cm">
          <text:p/>
        </draw:line>
        <draw:frame draw:style-name="gr5" draw:text-style-name="P4" draw:layer="layout" svg:width="3.869cm" svg:height="1.827cm" svg:x="24.297cm" svg:y="4.612cm">
          <draw:text-box>
            <text:p text:style-name="P4"><text:span text:style-name="T4">Starts listing new vocabs one-by-one from article in mw in a text field below</text:span></text:p>
          </draw:text-box>
        </draw:frame>
        <draw:custom-shape draw:style-name="gr6" draw:text-style-name="P3" draw:layer="layout" svg:width="2.71cm" svg:height="0.635cm" svg:x="19.645cm" svg:y="9.087cm">
          <text:p text:style-name="P1"><text:span text:style-name="T3">Show 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0.635cm" svg:x="18.245cm" svg:y="8.287cm">
          <text:p text:style-name="P1"><text:span text:style-name="T3">Word entry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71cm" svg:height="1.542cm" svg:x="18.245cm" svg:y="9.888cm">
          <text:p text:style-name="P1"><text:span text:style-name="T3">Know 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35cm" svg:height="0.635cm" svg:x="21.345cm" svg:y="9.888cm">
          <text:p text:style-name="P1"><text:span text:style-name="T3">Train 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71cm" svg:height="0.635cm" svg:x="21.145cm" svg:y="10.689cm">
          <text:p text:style-name="P1"><text:span text:style-name="T3">Add to D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863cm" svg:y1="10.12cm" svg:x2="24.765cm" svg:y2="8.89cm">
          <text:p/>
        </draw:line>
        <draw:frame draw:style-name="gr5" draw:text-style-name="P4" draw:layer="layout" svg:width="3.242cm" svg:height="1.433cm" svg:x="24.698cm" svg:y="7.313cm">
          <draw:text-box>
            <text:p text:style-name="P4"><text:span text:style-name="T4">Show the word in sw in many contexts.</text:span></text:p>
          </draw:text-box>
        </draw:frame>
        <draw:custom-shape draw:style-name="gr2" draw:text-style-name="P1" draw:layer="layout" svg:width="12.065cm" svg:height="5.394cm" svg:x="3.811cm" svg:y="13.551cm">
          <text:p text:style-name="P1"><text:span text:style-name="T1">Secondary Window</text:span></text:p>
          <text:p text:style-name="P1"><text:span text:style-name="T1"/></text:p>
          <text:p text:style-name="P1"><text:span text:style-name="T2">Output (e.g. Show certain word in different contexts)</text:span></text:p>
          <text:p text:style-name="P1"><text:span text:style-name="T2">(Long scrolled-through windo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24cm" svg:height="1.27cm" svg:x="21.29cm" svg:y="16.275cm">
          <text:p text:style-name="P1"><text:span text:style-name="T3">Grammar </text:span></text:p>
          <text:p text:style-name="P1"><text:span text:style-name="T3">Tr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806cm" svg:height="1.15cm" svg:x="18.75cm" svg:y="17.78cm">
          <text:p text:style-name="P1"><text:span text:style-name="T3">Pronounciation</text:span></text:p>
          <text:p text:style-name="P1"><text:span text:style-name="T3">Tr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24cm" svg:height="1.27cm" svg:x="18.79cm" svg:y="16.275cm">
          <text:p text:style-name="P1"><text:span text:style-name="T3">Verbs </text:span></text:p>
          <text:p text:style-name="P1"><text:span text:style-name="T3">Tr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863cm" svg:y1="10.82cm" svg:x2="24.765cm" svg:y2="10.795cm">
          <text:p/>
        </draw:line>
        <draw:frame draw:style-name="gr5" draw:text-style-name="P4" draw:layer="layout" svg:width="3.242cm" svg:height="1.433cm" svg:x="24.698cm" svg:y="10.114cm">
          <draw:text-box>
            <text:p text:style-name="P4"><text:span text:style-name="T4">Add to MyKnowledge database</text:span></text:p>
          </draw:text-box>
        </draw:frame>
        <draw:line draw:style-name="gr4" draw:text-style-name="P1" draw:layer="layout" svg:x1="3.81cm" svg:y1="15.24cm" svg:x2="2.54cm" svg:y2="14.605cm">
          <text:p/>
        </draw:line>
        <draw:frame draw:style-name="gr5" draw:text-style-name="P4" draw:layer="layout" svg:width="3.175cm" svg:height="1.827cm" svg:x="0cm" svg:y="12.7cm">
          <draw:text-box>
            <text:p text:style-name="P4"><text:span text:style-name="T4">Can I show results fro LEO <text:s/>(or any webpage) here?</text:span></text:p>
          </draw:text-box>
        </draw:frame>
        <draw:custom-shape draw:style-name="gr1" draw:text-style-name="P5" draw:layer="layout" svg:width="3.575cm" svg:height="0.381cm" svg:x="11.03cm" svg:y="12.865cm">
          <text:p text:style-name="P5"><text:span text:style-name="T5">New vocab percen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54cm" svg:height="0.576cm" svg:x="21.255cm" svg:y="11.489cm">
          <text:p text:style-name="P1"><text:span text:style-name="T3">LEO/D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863cm" svg:y1="11.72cm" svg:x2="24.765cm" svg:y2="12.065cm">
          <text:p/>
        </draw:line>
        <draw:frame draw:style-name="gr5" draw:text-style-name="P4" draw:layer="layout" svg:width="3.242cm" svg:height="1.27cm" svg:x="24.698cm" svg:y="11.814cm">
          <draw:text-box>
            <text:p text:style-name="P4"><text:span text:style-name="T4">Shows Leo output in sw</text:span></text:p>
          </draw:text-box>
        </draw:frame>
        <draw:line draw:style-name="gr4" draw:text-style-name="P1" draw:layer="layout" svg:x1="18.415cm" svg:y1="10.16cm" svg:x2="17.78cm" svg:y2="10.795cm">
          <text:p/>
        </draw:line>
        <draw:frame draw:style-name="gr7" draw:text-style-name="P4" draw:layer="layout" svg:width="2.607cm" svg:height="3.009cm" svg:x="15.84cm" svg:y="10.795cm">
          <draw:text-box>
            <text:p text:style-name="P4"><text:span text:style-name="T4">Should I tag it with type here? Can I automate this (i.e., based on Wikipedia database)?</text:span></text:p>
          </draw:text-box>
        </draw:frame>
        <draw:custom-shape draw:style-name="gr1" draw:text-style-name="P3" draw:layer="layout" svg:width="5.041cm" svg:height="1.15cm" svg:x="18.615cm" svg:y="14.08cm">
          <text:p text:style-name="P1"><text:span text:style-name="T3">Most commonly used </text:span></text:p>
          <text:p text:style-name="P1"><text:span text:style-name="T3">word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71cm" svg:height="0.635cm" svg:x="19.745cm" svg:y="15.388cm">
          <text:p text:style-name="P1"><text:span text:style-name="T3">Tex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2.56cm" svg:y1="15.875cm" svg:x2="24.465cm" svg:y2="15.875cm">
          <text:p/>
        </draw:line>
        <draw:frame draw:style-name="gr5" draw:text-style-name="P4" draw:layer="layout" svg:width="3.242cm" svg:height="1.27cm" svg:x="24.398cm" svg:y="15.314cm">
          <draw:text-box>
            <text:p text:style-name="P4"><text:span text:style-name="T4">Input entry</text:span></text:p>
            <text:p text:style-name="P4"><text:span text:style-name="T4">Feed Sequence </text:span></text:p>
          </draw:text-box>
        </draw:frame>
        <draw:custom-shape draw:style-name="gr1" draw:text-style-name="P3" draw:layer="layout" svg:width="3.95cm" svg:height="0.745cm" svg:x="19.545cm" svg:y="12.59cm">
          <text:p text:style-name="P1"><text:span text:style-name="T3">Make study lis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663cm" svg:y1="13.221cm" svg:x2="24.565cm" svg:y2="13.566cm">
          <text:p/>
        </draw:line>
        <draw:frame draw:style-name="gr5" draw:text-style-name="P4" draw:layer="layout" svg:width="3.702cm" svg:height="2.221cm" svg:x="24.298cm" svg:y="13.114cm">
          <draw:text-box>
            <text:p text:style-name="P4"><text:span text:style-name="T4">Collects all the new words on a text (e.g. A book chapter), and trains you for them.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4bd5e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3-02-07T12:32:29</meta:creation-date>
    <dc:language>fi-FI</dc:language>
    <meta:editing-cycles>12</meta:editing-cycles>
    <meta:editing-duration>PT02H38M34S</meta:editing-duration>
    <meta:initial-creator>Mohamed Hassan</meta:initial-creator>
    <dc:date>2013-02-07T15:10:52</dc:date>
    <dc:creator>Mohamed Hassan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HumanUbuntu.otp"/>
  </office:meta>
</office:document-meta>
</file>